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501cm" style:page-number="auto" table:align="margins" style:shadow="none"/>
    </style:style>
    <style:style style:name="Tabella2.A" style:family="table-column">
      <style:table-column-properties style:column-width="1.244cm" style:rel-column-width="705*"/>
    </style:style>
    <style:style style:name="Tabella2.B" style:family="table-column">
      <style:table-column-properties style:column-width="1.561cm" style:rel-column-width="885*"/>
    </style:style>
    <style:style style:name="Tabella2.C" style:family="table-column">
      <style:table-column-properties style:column-width="0.953cm" style:rel-column-width="540*"/>
    </style:style>
    <style:style style:name="Tabella2.E" style:family="table-column">
      <style:table-column-properties style:column-width="2.302cm" style:rel-column-width="1305*"/>
    </style:style>
    <style:style style:name="Tabella2.F" style:family="table-column">
      <style:table-column-properties style:column-width="3.678cm" style:rel-column-width="2085*"/>
    </style:style>
    <style:style style:name="Tabella2.H" style:family="table-column">
      <style:table-column-properties style:column-width="2.408cm" style:rel-column-width="1365*"/>
    </style:style>
    <style:style style:name="Tabella2.I" style:family="table-column">
      <style:table-column-properties style:column-width="1.296cm" style:rel-column-width="735*"/>
    </style:style>
    <style:style style:name="Tabella2.J" style:family="table-column">
      <style:table-column-properties style:column-width="3.096cm" style:rel-column-width="1755*"/>
    </style:style>
    <style:style style:name="Tabella2.K" style:family="table-column">
      <style:table-column-properties style:column-width="2.699cm" style:rel-column-width="1530*"/>
    </style:style>
    <style:style style:name="Tabella2.L" style:family="table-column">
      <style:table-column-properties style:column-width="1.799cm" style:rel-column-width="1020*"/>
    </style:style>
    <style:style style:name="Tabella2.M" style:family="table-column">
      <style:table-column-properties style:column-width="2.106cm" style:rel-column-width="1194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I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N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background-color="transparent" fo:padding="0cm" fo:border="0.05pt solid #000000">
        <style:background-image/>
      </style:table-cell-properties>
    </style:style>
    <style:style style:name="Tabella2.5" style:family="table-row">
      <style:table-row-properties style:min-row-height="0.22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3.791cm" table:align="margins" style:shadow="none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3.704cm" style:rel-column-width="2100*"/>
    </style:style>
    <style:style style:name="Tabella1.D" style:family="table-column">
      <style:table-column-properties style:column-width="2.381cm" style:rel-column-width="1350*"/>
    </style:style>
    <style:style style:name="Tabella1.E" style:family="table-column">
      <style:table-column-properties style:column-width="13.102cm" style:rel-column-width="742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3.102cm" table:align="margins" style:shadow="none"/>
    </style:style>
    <style:style style:name="Tabella3.A" style:family="table-column">
      <style:table-column-properties style:column-width="1.296cm" style:rel-column-width="735*"/>
    </style:style>
    <style:style style:name="Tabella3.B" style:family="table-column">
      <style:table-column-properties style:column-width="3.096cm" style:rel-column-width="1755*"/>
    </style:style>
    <style:style style:name="Tabella3.C" style:family="table-column">
      <style:table-column-properties style:column-width="2.699cm" style:rel-column-width="1530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2.106cm" style:rel-column-width="1194*"/>
    </style:style>
    <style:style style:name="Tabella3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08f7e" officeooo:paragraph-rsid="00908f7e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af8db" officeooo:paragraph-rsid="00a232d1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9b96ac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b96ac" officeooo:paragraph-rsid="00a232d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0c502" officeooo:paragraph-rsid="00a0c50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232d1" officeooo:paragraph-rsid="00a232d1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277d" officeooo:paragraph-rsid="00a5277d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5c0ea" officeooo:paragraph-rsid="00a5c0ea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88713" officeooo:paragraph-rsid="00a88713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ab6d2" officeooo:paragraph-rsid="00aab6d2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ab6d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rsid="000f3f20" officeooo:paragraph-rsid="009522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E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 table:number-columns-repeated="2"/>
        <table:table-header-rows>
          <table:table-row>
            <table:table-cell table:style-name="Tabella2.A1" table:number-rows-spanned="2" office:value-type="string">
              <text:p text:style-name="P11">Padre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1">Neg</text:p>
            </table:table-cell>
            <table:table-cell table:style-name="Tabella2.A1" table:number-rows-spanned="2" office:value-type="string">
              <text:p text:style-name="P11">DB</text:p>
            </table:table-cell>
            <table:table-cell table:style-name="Tabella2.E1" table:number-columns-spanned="4" office:value-type="string">
              <text:p text:style-name="P11">Semilavorati</text:p>
            </table:table-cell>
            <table:covered-table-cell/>
            <table:covered-table-cell/>
            <table:covered-table-cell/>
            <table:table-cell table:style-name="Tabella2.I1" table:number-columns-spanned="6" office:value-type="string">
              <text:p text:style-name="P12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2.E2" office:value-type="string">
              <text:p text:style-name="P17">#</text:p>
            </table:table-cell>
            <table:table-cell table:style-name="Tabella2.E2" office:value-type="string">
              <text:p text:style-name="P13">Codice</text:p>
            </table:table-cell>
            <table:table-cell table:style-name="Tabella2.E2" office:value-type="string">
              <text:p text:style-name="P18">Fabb. Tot.*</text:p>
            </table:table-cell>
            <table:table-cell table:style-name="Tabella2.E2" office:value-type="string">
              <text:p text:style-name="P19">Magazzino</text:p>
            </table:table-cell>
            <table:table-cell table:style-name="Tabella2.I2" office:value-type="string">
              <text:p text:style-name="P17">#</text:p>
            </table:table-cell>
            <table:table-cell table:style-name="Tabella2.I2" office:value-type="string">
              <text:p text:style-name="P15">Tubo</text:p>
            </table:table-cell>
            <table:table-cell table:style-name="Tabella2.I2" office:value-type="string">
              <text:p text:style-name="P20">Fabbisogno</text:p>
            </table:table-cell>
            <table:table-cell table:style-name="Tabella2.I2" office:value-type="string">
              <text:p text:style-name="P14">Mag.</text:p>
            </table:table-cell>
            <table:table-cell table:style-name="Tabella2.I2" office:value-type="string">
              <text:p text:style-name="P14">OF</text:p>
            </table:table-cell>
            <table:table-cell table:style-name="Tabella2.N2" office:value-type="string">
              <text:p text:style-name="P21">Proposta</text:p>
            </table:table-cell>
          </table:table-row>
        </table:table-header-rows>
        <table:table-row>
          <table:table-cell table:style-name="Tabella2.A3" table:number-columns-spanned="14" office:value-type="string">
            <text:p text:style-name="P6"><text:text-input text:description="&lt;for each=&quot;(parent, record, hws)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29"><text:placeholder text:placeholder-type="text">&lt;parent&gt;</text:placeholder></text:p>
          </table:table-cell>
          <table:table-cell table:style-name="Tabella2.B4" office:value-type="string">
            <text:p text:style-name="P30"><text:placeholder text:placeholder-type="text">&lt;record[2] - record[1]&gt;</text:placeholder></text:p>
          </table:table-cell>
          <table:table-cell table:style-name="Tabella2.C4" office:value-type="string">
            <text:p text:style-name="P34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4" office:value-type="string">
            <text:p text:style-name="P34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E4" table:number-columns-spanned="10" office:value-type="string">
            <table:table table:name="Tabella1" table:style-name="Tabella1">
              <table:table-column table:style-name="Tabella1.A"/>
              <table:table-column table:style-name="Tabella1.B"/>
              <table:table-column table:style-name="Tabella1.A"/>
              <table:table-column table:style-name="Tabella1.D"/>
              <table:table-column table:style-name="Tabella1.E"/>
              <table:table-row>
                <table:table-cell table:style-name="Tabella1.A1" table:number-columns-spanned="4" office:value-type="string">
                  <text:p text:style-name="P31"><text:placeholder text:placeholder-type="text">&lt;for each="halfwork in hws"&gt;</text:placeholder></text:p>
                </table:table-cell>
                <table:covered-table-cell/>
                <table:covered-table-cell/>
                <table:covered-table-cell/>
                <table:table-cell table:style-name="Tabella1.E1" office:value-type="string">
                  <text:p text:style-name="P10"/>
                </table:table-cell>
              </table:table-row>
              <table:table-row>
                <table:table-cell table:style-name="Tabella1.A2" office:value-type="string">
                  <text:p text:style-name="P25"><text:placeholder text:placeholder-type="text">&lt;get_hw(halfwork)[2].get((parent, halfwork), '?')&gt;</text:placeholder></text:p>
                </table:table-cell>
                <table:table-cell table:style-name="Tabella1.A2" office:value-type="string">
                  <text:p text:style-name="P28"><text:placeholder text:placeholder-type="text">&lt;halfwork.default_code&gt;</text:placeholder></text:p>
                </table:table-cell>
                <table:table-cell table:style-name="Tabella1.C2" office:value-type="string">
                  <text:p text:style-name="P22"><text:placeholder text:placeholder-type="text">&lt;get_hw(halfwork)[0] &gt;</text:placeholder></text:p>
                </table:table-cell>
                <table:table-cell table:style-name="Tabella1.A2" office:value-type="string">
                  <text:p text:style-name="P26"><text:placeholder text:placeholder-type="text">&lt;get_hw(halfwork)[1] &gt;</text:placeholder></text:p>
                </table:table-cell>
                <table:table-cell table:style-name="Tabella1.E2" office:value-type="string">
                  <table:table table:name="Tabella3" table:style-name="Tabella3">
                    <table:table-column table:style-name="Tabella3.A"/>
                    <table:table-column table:style-name="Tabella3.B"/>
                    <table:table-column table:style-name="Tabella3.C"/>
                    <table:table-column table:style-name="Tabella3.D"/>
                    <table:table-column table:style-name="Tabella3.E" table:number-columns-repeated="2"/>
                    <table:table-row>
                      <table:table-cell table:style-name="Tabella3.A1" table:number-columns-spanned="6" office:value-type="string">
                        <text:p text:style-name="P36"><text:placeholder text:placeholder-type="text">&lt;for each="cmpt in halfwork.half_bom_ids"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la3.A2" office:value-type="string">
                        <text:p text:style-name="P28"><text:placeholder text:placeholder-type="text">&lt;cmpt.product_qty&gt;</text:placeholder></text:p>
                      </table:table-cell>
                      <table:table-cell table:style-name="Tabella3.A2" office:value-type="string">
                        <text:p text:style-name="P28"><text:placeholder text:placeholder-type="text">&lt;cmpt.product_id.default_code&gt;</text:placeholder></text:p>
                      </table:table-cell>
                      <table:table-cell table:style-name="Tabella3.C2" office:value-type="string">
                        <text:p text:style-name="P23"><text:placeholder text:placeholder-type="text">&lt;get_hw(halfwork)[0]  * cmpt.product_qty&gt;</text:placeholder></text:p>
                      </table:table-cell>
                      <table:table-cell table:style-name="Tabella3.A2" office:value-type="string">
                        <text:p text:style-name="P24"><text:placeholder text:placeholder-type="text">&lt;cmpt.product_id.mx_net_qty&gt;</text:placeholder></text:p>
                      </table:table-cell>
                      <table:table-cell table:style-name="Tabella3.A2" office:value-type="string">
                        <text:p text:style-name="P24"><text:placeholder text:placeholder-type="text">&lt;cmpt.product_id.mx_of_in&gt;</text:placeholder></text:p>
                      </table:table-cell>
                      <table:table-cell table:style-name="Tabella3.F2" office:value-type="string">
                        <text:p text:style-name="P27"><text:placeholder text:placeholder-type="text">&lt;(get_hw(halfwork)[0]  * cmpt.product_qty) - cmpt.product_id.mx_net_qty - cmpt.product_id.mx_of_in&gt;</text:placeholder></text:p>
                      </table:table-cell>
                    </table:table-row>
                    <table:table-row>
                      <table:table-cell table:style-name="Tabella3.F2" table:number-columns-spanned="6" office:value-type="string">
                        <text:p text:style-name="P32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33"/>
                </table:table-cell>
              </table:table-row>
              <table:table-row>
                <table:table-cell table:style-name="Tabella1.A2" table:number-columns-spanned="4" office:value-type="string">
                  <text:p text:style-name="P31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table-cell table:style-name="Tabella1.E3" office:value-type="string">
                  <text:p text:style-name="P10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4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*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8:11:21.621153283</dc:date>
    <dc:creator>thebrush </dc:creator>
    <meta:editing-duration>PT18H34M51S</meta:editing-duration>
    <meta:editing-cycles>157</meta:editing-cycles>
    <meta:document-statistic meta:table-count="3" meta:image-count="4" meta:object-count="0" meta:page-count="1" meta:paragraph-count="41" meta:word-count="94" meta:character-count="870" meta:non-whitespace-character-count="771"/>
  </office:meta>
</office:document-meta>
</file>